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entury Schoolbook L"/>
    </style:style>
    <style:style style:name="P2" style:family="paragraph" style:parent-style-name="Heading_20_2">
      <style:text-properties style:font-name="Bitstream Charter"/>
    </style:style>
    <style:style style:name="T1" style:family="text">
      <style:text-properties style:font-name="Bitstream Char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tributos de calidad</text:h>
      <text:p text:style-name="Standard"/>
      <text:p text:style-name="Standard"/>
      <text:h text:style-name="P2" text:outline-level="2">Usabilidad:</text:h>
      <text:p text:style-name="Text_20_body"><text:span text:style-name="T1">La usabilidad se trata de cuan fácil es para un usuario poder manejar la aplicación. Para esto se tiene que lograr una interfaz intuitiva, que sea fácil de recordar y de manejar.</text:span></text:p>
      <text:p text:style-name="Text_20_body"><text:span text:style-name="T1">También hay otras cuestiones que si bien pueden tener relación con la interfaz gráfica, quizás no recaigan sobre ella, como que el sistema prevenga errores comunes de uso y que ayude a los usuarios una recuperación en caso de que un error haya ocurrido.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11-07T20:26:51</meta:creation-date>
    <dc:date>2012-11-11T15:15:26</dc:date>
    <dc:creator>Marina </dc:creator>
    <meta:editing-duration>PT01H08M5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80" meta:character-count="462"/>
  </office:meta>
</office:document-meta>
</file>